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91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 style:snap-to-layout-grid="false"/>
      <style:text-properties fo:font-size="10pt" fo:language="none" fo:country="none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Verdana" fo:font-size="10pt" fo:language="none" fo:country="none" style:font-size-asian="10pt" style:font-name-complex="Verdana" style:font-size-complex="10pt"/>
    </style:style>
    <style:style style:name="P4" style:family="paragraph" style:parent-style-name="Standard">
      <style:paragraph-properties style:text-autospace="none"/>
      <style:text-properties style:font-name="Verdana" fo:font-size="10pt" fo:language="none" fo:country="none" style:font-size-asian="10pt" style:font-name-complex="Calibri" style:font-size-complex="10pt"/>
    </style:style>
    <style:style style:name="P5" style:family="paragraph" style:parent-style-name="Standard">
      <style:paragraph-properties style:text-autospace="none" style:snap-to-layout-grid="false"/>
      <style:text-properties style:font-name="Verdana" fo:font-size="10pt" fo:language="none" fo:country="none" style:font-size-asian="10pt" style:font-name-complex="Calibri" style:font-size-complex="10pt"/>
    </style:style>
    <style:style style:name="P6" style:family="paragraph" style:parent-style-name="Standard">
      <style:paragraph-properties style:text-autospace="none"/>
      <style:text-properties style:font-name="Verdana" fo:font-size="10pt" fo:language="none" fo:country="none" fo:font-style="italic" style:text-underline-style="solid" style:text-underline-width="auto" style:text-underline-color="font-color" style:font-size-asian="10pt" style:font-style-asian="italic" style:font-name-complex="Calibri" style:font-size-complex="10pt"/>
    </style:style>
    <style:style style:name="P7" style:family="paragraph" style:parent-style-name="Standard">
      <style:paragraph-properties style:text-autospace="none"/>
      <style:text-properties style:font-name="Verdana" fo:font-size="10pt" fo:language="none" fo:country="none" fo:font-style="italic" style:font-size-asian="10pt" style:font-style-asian="italic" style:font-name-complex="Verdana" style:font-size-complex="10pt" style:font-style-complex="italic"/>
    </style:style>
    <style:style style:name="P8" style:family="paragraph" style:parent-style-name="Standard">
      <style:paragraph-properties style:text-autospace="none" style:snap-to-layout-grid="false"/>
      <style:text-properties style:font-name="Verdana" fo:language="none" fo:country="none" style:font-name-complex="Calibri"/>
    </style:style>
    <style:style style:name="P9" style:family="paragraph" style:parent-style-name="Standard">
      <style:paragraph-properties style:text-autospace="none"/>
      <style:text-properties fo:language="none" fo:country="none" style:font-name-complex="Calibri"/>
    </style:style>
    <style:style style:name="P10" style:family="paragraph" style:parent-style-name="Standard">
      <style:paragraph-properties style:text-autospace="none" style:snap-to-layout-grid="false"/>
      <style:text-properties fo:language="none" fo:country="none" style:font-name-complex="Calibri"/>
    </style:style>
    <style:style style:name="P11" style:family="paragraph" style:parent-style-name="Standard" style:master-page-name="Standard">
      <style:paragraph-properties style:page-number="auto" style:text-autospace="none"/>
      <style:text-properties style:font-name="Verdana" fo:font-size="10pt" fo:language="none" fo:country="none" style:font-size-asian="10pt" style:font-name-complex="Verdana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officeooo:paragraph-rsid="0018c46d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officeooo:paragraph-rsid="0018c46d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paragraph-rsid="0018c46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rsid="0008e159" officeooo:paragraph-rsid="0018c46d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officeooo:paragraph-rsid="0018c46d" style:font-size-asian="22pt" style:font-weight-asian="bold" style:font-size-complex="22pt" style:font-weight-complex="bold"/>
    </style:style>
    <style:style style:name="T1" style:family="text">
      <style:text-properties style:font-name="Verdana" fo:font-size="10pt" fo:language="none" fo:country="none" fo:font-style="italic" style:font-size-asian="10pt" style:font-style-asian="italic" style:font-name-complex="Verdana" style:font-size-complex="10pt" style:font-style-complex="italic"/>
    </style:style>
    <style:style style:name="T2" style:family="text">
      <style:text-properties style:font-name="Verdana" fo:font-size="10pt" fo:language="none" fo:country="none" style:font-size-asian="10pt" style:font-name-complex="Verdana" style:font-size-complex="10pt" style:font-style-complex="italic"/>
    </style:style>
    <style:style style:name="T3" style:family="text">
      <style:text-properties officeooo:rsid="0008e159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t. n. _____/PA<text:tab/><text:tab/><text:tab/><text:tab/><text:tab/><text:tab/></text:p>
      <text:p text:style-name="P3">Rif. Prot. [protocollo]</text:p>
      <text:p text:style-name="P3">Savona, [data]</text:p>
      <text:p text:style-name="P9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6">INVIATA TRAMITE MAIL</text:p>
          </table:table-cell>
          <table:table-cell table:style-name="Tabella1.A1" office:value-type="string">
            <text:p text:style-name="P4">Al Settore Affari Generali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">Servizio Patrimonio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">patrimonio@comune.savona.it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">Al Comando della Polizia Municipale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">polizia.municipale@comune.savona.it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8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">Al Settore Qualità e Dotazioni Urbane Servizio Ambiente</text:p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">ambiente@comune.savona.it</text:p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">Al Settore Qualità e Dotazioni Urbane Servizio Qualità Urbana</text:p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">amministrativo.llpp@comune.savona.it</text:p>
          </table:table-cell>
        </table:table-row>
      </table:table>
      <text:p text:style-name="P9"/>
      <text:p text:style-name="P9"/>
      <text:p text:style-name="P3">Oggetto: [oggetto]</text:p>
      <text:p text:style-name="P9"/>
      <text:p text:style-name="P1"><text:span text:style-name="T1">Richiedente</text:span><text:span text:style-name="T2">:[elenco_richiedenti]</text:span></text:p>
      <text:p text:style-name="P9"/>
      <text:p text:style-name="P9"/>
      <text:p text:style-name="P3"><text:tab/>Si invia, in allegato e per l'espressione del parere che compete ai civici Uffici in indirizzo, il progetto specificato in oggetto, pervenuto a questo Comune in data [data_presentazione], <text:s/>assunto agli atti con Prot. n. [protocollo], del [data_protocollo].</text:p>
      <text:p text:style-name="P3"><text:tab/></text:p>
      <text:p text:style-name="P3"><text:tab/>Si informa che la Conferenza di Servizi relativa al sopra indicato progetto sarà convocata per il giorno ________________; pertanto, è opportuno che il parere a Voi richiesto pervenga a questo Ufficio entro e non oltre 10 (dieci) giorni dal ricevimento della presente.</text:p>
      <text:p text:style-name="P9"/>
      <text:p text:style-name="P3"><text:tab/>Cordiali saluti.</text:p>
      <text:p text:style-name="P9"/>
      <text:p text:style-name="P3"><text:tab/><text:tab/><text:tab/><text:tab/><text:tab/><text:tab/><text:tab/><text:tab/>IL RESPONSABILE SUAP</text:p>
      <text:p text:style-name="P7"><text:tab/><text:tab/><text:tab/><text:tab/><text:tab/><text:tab/><text:tab/><text:tab/> <text:s/>Iosé Angela Saccone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officeooo:paragraph-rsid="0018c46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officeooo:paragraph-rsid="0018c46d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paragraph-rsid="0018c46d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rsid="0008e159" officeooo:paragraph-rsid="0018c46d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officeooo:paragraph-rsid="0018c46d" style:font-size-asian="16pt" style:font-style-asian="italic" style:font-weight-asian="normal" style:font-size-complex="16pt" style:font-style-complex="italic" style:font-weight-complex="normal"/>
    </style:style>
    <style:style style:name="MT1" style:family="text">
      <style:text-properties officeooo:rsid="0008e159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199cm" fo:margin-bottom="1.199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2">Settore <text:span text:style-name="MT1">Politiche Culturali, Turistiche e del Commercio</text:span></text:p>
        <text:p text:style-name="MP3">S<text:span text:style-name="MT1">ervizio Commercio e Farmacie</text:span></text:p>
        <text:p text:style-name="MP4">Sportello Unico delle Attività Produttive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</meta:initial-creator>
    <meta:creation-date>2015-10-27T11:57:00</meta:creation-date>
    <dc:date>2015-10-27T14:46:26.724000000</dc:date>
    <meta:editing-cycles>2</meta:editing-cycles>
    <meta:editing-duration>PT7M</meta:editing-duration>
    <meta:generator>LibreOffice/4.1.4.2$Windows_x86 LibreOffice_project/0a0440ccc0227ad9829de5f46be37cfb6edcf72</meta:generator>
    <meta:document-statistic meta:table-count="1" meta:image-count="1" meta:object-count="0" meta:page-count="1" meta:paragraph-count="25" meta:word-count="152" meta:character-count="1191" meta:non-whitespace-character-count="1034"/>
  </office:meta>
</office:document-meta>
</file>